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f7171" officeooo:paragraph-rsid="001f7171"/>
    </style:style>
    <style:style style:name="P2" style:family="paragraph" style:parent-style-name="Standard">
      <style:paragraph-properties fo:text-align="center" style:justify-single-word="false"/>
      <style:text-properties officeooo:rsid="001f7171" officeooo:paragraph-rsid="001f7171"/>
    </style:style>
    <style:style style:name="P3" style:family="paragraph" style:parent-style-name="Standard">
      <style:paragraph-properties fo:text-align="start" style:justify-single-word="false"/>
      <style:text-properties officeooo:rsid="001f7171" officeooo:paragraph-rsid="001f7171"/>
    </style:style>
    <style:style style:name="P4" style:family="paragraph" style:parent-style-name="Standard">
      <style:paragraph-properties fo:text-align="start" style:justify-single-word="false"/>
      <style:text-properties officeooo:rsid="00265a0c" officeooo:paragraph-rsid="00265a0c"/>
    </style:style>
    <style:style style:name="P5" style:family="paragraph" style:parent-style-name="Standard">
      <style:paragraph-properties fo:text-align="start" style:justify-single-word="false"/>
      <style:text-properties officeooo:rsid="002712cf" officeooo:paragraph-rsid="002712cf"/>
    </style:style>
    <style:style style:name="T1" style:family="text">
      <style:text-properties officeooo:rsid="0021c770"/>
    </style:style>
    <style:style style:name="T2" style:family="text">
      <style:text-properties officeooo:rsid="0028ad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shabh Shah</text:p>
      <text:p text:style-name="P1">CPRE 419</text:p>
      <text:p text:style-name="P2">Lab 2</text:p>
      <text:p text:style-name="P2"/>
      <text:p text:style-name="P1"/>
      <text:p text:style-name="P1">Question: Think <text:span text:style-name="T1">how you might by able to handle multiple sentences in the same map method.</text:span></text:p>
      <text:p text:style-name="P1"/>
      <text:p text:style-name="P1"><text:span text:style-name="T1"><text:tab/>One solution to that would be to use the new line separator when tokenizing the sentence. If we have multiple lines in the same sentence then we could use the ‘.’,’?’ and other punctuation as the separator for two sentences since that would commonly mark the end of the sentence.</text:span></text:p>
      <text:p text:style-name="P1"/>
      <text:p text:style-name="P4">All the output of WordCount.java and Driver.java files are attached as txt files:</text:p>
      <text:p text:style-name="P4"/>
      <text:p text:style-name="P4">WordCount.java output:</text:p>
      <text:p text:style-name="P4"><text:tab/>word_count_part0.txt and word_count_part1.txt</text:p>
      <text:p text:style-name="P4"/>
      <text:p text:style-name="P4">Driver.java output:</text:p>
      <text:p text:style-name="P4"><text:tab/>part-r-00000.txt and part-r-00001.txt</text:p>
      <text:p text:style-name="P4"/>
      <text:p text:style-name="P5">Java file and Jar files are also included in this tar <text:span text:style-name="T2">arhiv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23:33:56.486754252</meta:creation-date>
    <dc:date>2017-02-01T18:04:42.811623812</dc:date>
    <meta:editing-duration>PT15M34S</meta:editing-duration>
    <meta:editing-cycles>10</meta:editing-cycles>
    <meta:generator>LibreOffice/5.1.4.2$Linux_X86_64 LibreOffice_project/10m0$Build-2</meta:generator>
    <meta:document-statistic meta:table-count="0" meta:image-count="0" meta:object-count="0" meta:page-count="1" meta:paragraph-count="11" meta:word-count="107" meta:character-count="662" meta:non-whitespace-character-count="563"/>
  </office:meta>
</office:document-meta>
</file>